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Основной_20_Текст">
      <style:paragraph-properties fo:text-align="center" style:justify-single-word="false"/>
      <style:text-properties officeooo:paragraph-rsid="00075ebf"/>
    </style:style>
    <style:style style:name="P2" style:family="paragraph" style:parent-style-name="Основной_20_Текст">
      <style:paragraph-properties fo:text-align="center" style:justify-single-word="false"/>
      <style:text-properties fo:font-weight="bold" officeooo:paragraph-rsid="00075ebf" style:font-weight-asian="bold"/>
    </style:style>
    <style:style style:name="P3" style:family="paragraph" style:parent-style-name="Основной_20_Текст">
      <style:text-properties fo:font-size="10pt" officeooo:paragraph-rsid="00075ebf" style:font-size-asian="10pt" style:font-size-complex="10pt"/>
    </style:style>
    <style:style style:name="P4" style:family="paragraph" style:parent-style-name="Основной_20_Текст">
      <style:text-properties officeooo:paragraph-rsid="00075ebf"/>
    </style:style>
    <style:style style:name="P5" style:family="paragraph" style:parent-style-name="Основной_20_Текст" style:master-page-name="First_20_Page">
      <style:paragraph-properties fo:text-align="center" style:justify-single-word="false" style:page-number="auto"/>
      <style:text-properties officeooo:paragraph-rsid="00075ebf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075ebf" style:font-size-asian="14pt" style:font-size-complex="14pt"/>
    </style:style>
    <style:style style:name="P7" style:family="paragraph" style:parent-style-name="Standard">
      <style:text-properties style:font-name="Times New Roman" fo:font-size="10pt" officeooo:paragraph-rsid="00075ebf" style:font-size-asian="10pt" style:font-size-complex="10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>
      <loext:graphic-properties draw:fill="none"/>
    </style:style>
    <style:style style:name="T1" style:family="text">
      <style:text-properties officeooo:rsid="0006148d"/>
    </style:style>
    <style:style style:name="T2" style:family="text">
      <style:text-properties officeooo:rsid="0007f7b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08e401"/>
    </style:style>
    <style:style style:name="T5" style:family="text">
      <style:text-properties officeooo:rsid="0009f030"/>
    </style:style>
    <style:style style:name="T6" style:family="text">
      <style:text-properties officeooo:rsid="000a5752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екоммерческое акционерное общество</text:p>
      <text:p text:style-name="P1">«АЛМАТИНСКИЙ УНИВЕРСИТЕТ ЭНЕРГЕТИКИ И СВЯЗИ»</text:p>
      <text:p text:style-name="P1"/>
      <text:p text:style-name="P1">Кафедра <text:span text:style-name="T4">высшей математики</text:span></text:p>
      <text:p text:style-name="P1"/>
      <text:p text:style-name="P1"/>
      <text:p text:style-name="P2">ОТЧЕТ </text:p>
      <text:p text:style-name="P2">по лабораторной работе № ___</text:p>
      <text:p text:style-name="P2"/>
      <text:p text:style-name="P4">По дисциплине: «<text:span text:style-name="T4">Теория Вероятности И Математическая Статистика</text:span>»</text:p>
      <text:p text:style-name="P4"/>
      <text:p text:style-name="P4">На тему: ________________________________________________</text:p>
      <text:p text:style-name="P4"/>
      <text:p text:style-name="P4">Специальность: «Автоматизация и Управление»</text:p>
      <text:p text:style-name="P4"/>
      <text:p text:style-name="P4">Выполнил: _______________ Группа: АУ-18-5 Вариант: ___</text:p>
      <text:p text:style-name="P4"/>
      <text:p text:style-name="P4">Принял: <text:span text:style-name="T2">д</text:span>оцент Байбазаров М. <text:span text:style-name="T6">Б.</text:span></text:p>
      <text:p text:style-name="P4"/>
      <text:p text:style-name="P4"/>
      <text:p text:style-name="P4"/>
      <text:p text:style-name="P4"><draw:custom-shape text:anchor-type="char" draw:z-index="0" draw:style-name="gr1" draw:text-style-name="P9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9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9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9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4"><text:s text:c="3"/><text:span text:style-name="T3">(оценка) <text:s text:c="29"/>(подпись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tab/></text:p>
      <text:p text:style-name="P6">Алматы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8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1:57:55.055575302</meta:creation-date>
    <dc:date>2019-09-12T22:05:52.959193967</dc:date>
    <meta:editing-duration>PT7M56S</meta:editing-duration>
    <meta:editing-cycles>4</meta:editing-cycles>
    <meta:generator>LibreOffice/6.2.5.2$Linux_X86_64 LibreOffice_project/1ec314fa52f458adc18c4f025c545a4e8b22c159</meta:generator>
    <meta:document-statistic meta:table-count="0" meta:image-count="0" meta:object-count="0" meta:page-count="1" meta:paragraph-count="14" meta:word-count="50" meta:character-count="559" meta:non-whitespace-character-count="388"/>
  </office:meta>
</office:document-meta>
</file>